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dda55" officeooo:paragraph-rsid="002dda55"/>
    </style:style>
    <style:style style:name="P2" style:family="paragraph" style:parent-style-name="Standard">
      <style:text-properties officeooo:rsid="001efe2c" officeooo:paragraph-rsid="001efe2c"/>
    </style:style>
    <style:style style:name="P3" style:family="paragraph" style:parent-style-name="Standard">
      <style:text-properties officeooo:rsid="001efe2c" officeooo:paragraph-rsid="0026ffac"/>
    </style:style>
    <style:style style:name="P4" style:family="paragraph" style:parent-style-name="Standard">
      <style:text-properties officeooo:rsid="00205a13" officeooo:paragraph-rsid="00205a13"/>
    </style:style>
    <style:style style:name="P5" style:family="paragraph" style:parent-style-name="Standard">
      <style:text-properties officeooo:rsid="00205a13" officeooo:paragraph-rsid="0026b3d8"/>
    </style:style>
    <style:style style:name="P6" style:family="paragraph" style:parent-style-name="Standard">
      <style:text-properties fo:color="#bf0041" loext:opacity="100%" officeooo:rsid="00205a13" officeooo:paragraph-rsid="0026b3d8"/>
    </style:style>
    <style:style style:name="P7" style:family="paragraph" style:parent-style-name="Standard">
      <style:text-properties officeooo:rsid="00205a13" officeooo:paragraph-rsid="0023a70c"/>
    </style:style>
    <style:style style:name="P8" style:family="paragraph" style:parent-style-name="Standard">
      <style:text-properties officeooo:rsid="00224153" officeooo:paragraph-rsid="0023a70c"/>
    </style:style>
    <style:style style:name="P9" style:family="paragraph" style:parent-style-name="Preformatted_20_Text">
      <style:text-properties fo:color="#000000" loext:opacity="100%" style:font-name="JetBrains Mono" officeooo:rsid="00224153" officeooo:paragraph-rsid="00224153" fo:background-color="#ffffff"/>
    </style:style>
    <style:style style:name="P10" style:family="paragraph" style:parent-style-name="Preformatted_20_Text">
      <style:text-properties fo:color="#000000" loext:opacity="100%" style:font-name="JetBrains Mono" officeooo:rsid="00205a13" officeooo:paragraph-rsid="00205a13" fo:background-color="#ffffff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2" style:family="paragraph" style:parent-style-name="Preformatted_20_Text">
      <style:text-properties fo:color="#000000" loext:opacity="100%" fo:background-color="#ffffff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JetBrains Mono" fo:background-color="#ffffff"/>
    </style:style>
    <style:style style:name="P14" style:family="paragraph" style:parent-style-name="Standard">
      <style:text-properties fo:color="#000000" loext:opacity="100%" officeooo:rsid="0023a70c" officeooo:paragraph-rsid="0023a70c" fo:background-color="#ffffff"/>
    </style:style>
    <style:style style:name="P15" style:family="paragraph" style:parent-style-name="Standard">
      <style:text-properties fo:color="#000000" loext:opacity="100%" officeooo:rsid="0026293e" officeooo:paragraph-rsid="0026293e" fo:background-color="#ffffff"/>
    </style:style>
    <style:style style:name="P16" style:family="paragraph" style:parent-style-name="Standard">
      <style:text-properties fo:color="#000000" loext:opacity="100%" officeooo:rsid="0028896b" officeooo:paragraph-rsid="0028896b" fo:background-color="#ffffff"/>
    </style:style>
    <style:style style:name="P17" style:family="paragraph" style:parent-style-name="Standard">
      <style:text-properties officeooo:paragraph-rsid="0028896b"/>
    </style:style>
    <style:style style:name="P18" style:family="paragraph" style:parent-style-name="Standard">
      <style:text-properties fo:color="#000000" loext:opacity="100%" officeooo:rsid="002dda55" officeooo:paragraph-rsid="002dda55" fo:background-color="#ffffff"/>
    </style:style>
    <style:style style:name="P19" style:family="paragraph" style:parent-style-name="Standard">
      <style:text-properties fo:color="#000000" loext:opacity="100%" officeooo:rsid="0023a70c" officeooo:paragraph-rsid="002dda55" fo:background-color="#ffffff"/>
    </style:style>
    <style:style style:name="P20" style:family="paragraph" style:parent-style-name="Preformatted_20_Text">
      <style:text-properties fo:color="#000000" loext:opacity="100%" style:font-name="JetBrains Mono" officeooo:rsid="00243b7d" officeooo:paragraph-rsid="00243b7d" fo:background-color="#ffffff"/>
    </style:style>
    <style:style style:name="P21" style:family="paragraph" style:parent-style-name="Preformatted_20_Text">
      <style:text-properties fo:color="#000000" loext:opacity="100%" style:font-name="JetBrains Mono" officeooo:rsid="0023a70c" officeooo:paragraph-rsid="0023a70c" fo:background-color="#ffffff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background-color="#ffffff"/>
    </style:style>
    <style:style style:name="T1" style:family="text">
      <style:text-properties officeooo:rsid="002dda55"/>
    </style:style>
    <style:style style:name="T2" style:family="text">
      <style:text-properties officeooo:rsid="00205a13"/>
    </style:style>
    <style:style style:name="T3" style:family="text">
      <style:text-properties fo:color="#bf0041" loext:opacity="100%" officeooo:rsid="00205a13"/>
    </style:style>
    <style:style style:name="T4" style:family="text">
      <style:text-properties fo:color="#ff0000" loext:opacity="100%" officeooo:rsid="00205a13"/>
    </style:style>
    <style:style style:name="T5" style:family="text">
      <style:text-properties fo:color="#ff0000" loext:opacity="100%" officeooo:rsid="002dda55"/>
    </style:style>
    <style:style style:name="T6" style:family="text">
      <style:text-properties fo:color="#ff0000" loext:opacity="100%" officeooo:rsid="0028896b"/>
    </style:style>
    <style:style style:name="T7" style:family="text">
      <style:text-properties fo:color="#ff0000" loext:opacity="100%" officeooo:rsid="0026ffac"/>
    </style:style>
    <style:style style:name="T8" style:family="text">
      <style:text-properties officeooo:rsid="00243b7d"/>
    </style:style>
    <style:style style:name="T9" style:family="text">
      <style:text-properties officeooo:rsid="0026b3d8"/>
    </style:style>
    <style:style style:name="T10" style:family="text">
      <style:text-properties officeooo:rsid="00224153"/>
    </style:style>
    <style:style style:name="T11" style:family="text">
      <style:text-properties officeooo:rsid="00330517"/>
    </style:style>
    <style:style style:name="T12" style:family="text">
      <style:text-properties style:font-name="JetBrains Mono"/>
    </style:style>
    <style:style style:name="T13" style:family="text">
      <style:text-properties style:font-name="JetBrains Mono" officeooo:rsid="002fe37e"/>
    </style:style>
    <style:style style:name="T14" style:family="text">
      <style:text-properties officeooo:rsid="00317886"/>
    </style:style>
    <style:style style:name="T15" style:family="text">
      <style:text-properties officeooo:rsid="00261f68"/>
    </style:style>
    <style:style style:name="T16" style:family="text">
      <style:text-properties officeooo:rsid="0028896b"/>
    </style:style>
    <style:style style:name="T17" style:family="text">
      <style:text-properties fo:color="#000000" loext:opacity="100%" officeooo:rsid="0028896b" fo:background-color="#ffffff" loext:char-shading-value="0"/>
    </style:style>
    <style:style style:name="T18" style:family="text">
      <style:text-properties fo:color="#000000" loext:opacity="100%" officeooo:rsid="002a6864" fo:background-color="#ffffff" loext:char-shading-value="0"/>
    </style:style>
    <style:style style:name="T19" style:family="text">
      <style:text-properties officeooo:rsid="002fb936"/>
    </style:style>
    <style:style style:name="T20" style:family="text">
      <style:text-properties officeooo:rsid="002ba36c"/>
    </style:style>
    <style:style style:name="T21" style:family="text">
      <style:text-properties officeooo:rsid="002bfc80"/>
    </style:style>
    <style:style style:name="T22" style:family="text">
      <style:text-properties style:font-name="JetBrains Mono" officeooo:rsid="003178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ellen eines Bmark Strings</text:p>
      <text:p text:style-name="P2"/>
      <text:p text:style-name="P3">1. <text:span text:style-name="T1">Erstelle</text:span></text:p>
      <text:p text:style-name="P3"/>
      <text:p text:style-name="P3"><text:span text:style-name="T2">- </text:span><text:span text:style-name="T1">Verzeichnis</text:span><text:span text:style-name="T3"> Logic</text:span><text:span text:style-name="T2"> </text:span><text:span text:style-name="T1">und</text:span><text:span text:style-name="T2"> </text:span></text:p>
      <text:p text:style-name="P3"><text:span text:style-name="T4">- </text:span><text:span text:style-name="T5">Datei</text:span><text:span text:style-name="T4"> CreateBMark.</text:span><text:span text:style-name="T6">js</text:span><text:span text:style-name="T2"> </text:span></text:p>
      <text:p text:style-name="P3"/>
      <text:p text:style-name="P3"><text:span text:style-name="T1">im</text:span><text:span text:style-name="T2"> </text:span><text:span text:style-name="T4">backend </text:span><text:span text:style-name="T5">Verzeichnis</text:span><text:span text:style-name="T7"> </text:span></text:p>
      <text:p text:style-name="P4"/>
      <text:p text:style-name="P4">?<text:span text:style-name="T8">Welche importe brauche ich?</text:span></text:p>
      <text:p text:style-name="P5"/>
      <text:p text:style-name="P5">2 <text:s/><text:span text:style-name="T1">Erstelle die </text:span><text:s/>Function </text:p>
      <text:p text:style-name="P5"/>
      <text:p text:style-name="P6"><text:span text:style-name="T9">Code: </text:span>const CreateBMark</text:p>
      <text:p text:style-name="P4"/>
      <text:p text:style-name="P4">?<text:span text:style-name="T8">Wie schaffe ich die Funktion?</text:span></text:p>
      <text:p text:style-name="P7"/>
      <text:p text:style-name="P7">3 <text:span text:style-name="T1">Mache die Nutzereingabe aus dem Eingabefeld</text:span><text:span text:style-name="T10"> </text:span><text:span text:style-name="T11">BBreite</text:span><text:span text:style-name="T10"> </text:span><text:span text:style-name="T1">der </text:span><text:span text:style-name="T9"><text:s/>frontend Datei CreateBooks </text:span><text:span text:style-name="T1">hier verfügbar</text:span></text:p>
      <text:p text:style-name="P8"><text:s/></text:p>
      <text:p text:style-name="P9">in frontend File Create Books</text:p>
      <text:p text:style-name="P10">&lt;div className='my-4'&gt;</text:p>
      <text:p text:style-name="P11"><text:s text:c="2"/><text:span text:style-name="T12">&lt;label className='text-xl mr-4 text-gray-500'&gt;KW1Pos&lt;/label&gt;</text:span></text:p>
      <text:p text:style-name="P11"><text:s text:c="2"/><text:span text:style-name="T12">&lt;input</text:span></text:p>
      <text:p text:style-name="P11"><text:s text:c="4"/><text:span text:style-name="T12">type='number'</text:span></text:p>
      <text:p text:style-name="P12"><text:s text:c="4"/><text:span text:style-name="T12">value={</text:span><text:span text:style-name="T13">BBreite</text:span><text:span text:style-name="T12">}</text:span></text:p>
      <text:p text:style-name="P11"><text:s text:c="4"/><text:span text:style-name="T12">onChange={(e) =&gt; set</text:span><text:span text:style-name="T13">BBreite</text:span><text:span text:style-name="T12">(e.target.value)}</text:span></text:p>
      <text:p text:style-name="P11"><text:s text:c="4"/><text:span text:style-name="T12">className='border-2 border-gray-500 px-4 py-2 <text:s/>w-full '</text:span></text:p>
      <text:p text:style-name="P12"><text:s text:c="2"/><text:span text:style-name="T12">/&gt;</text:span></text:p>
      <text:p text:style-name="P13">&lt;/div&gt;</text:p>
      <text:p text:style-name="P14"><text:span text:style-name="T8">Wie bekomme ich den Input hierher Mit get</text:span><text:span text:style-name="T14">BBreite</text:span>?</text:p>
      <text:p text:style-name="P14"/>
      <text:p text:style-name="P14">4 <text:span text:style-name="T1">Wende die Logik an wenn der</text:span> input is 1 <text:span text:style-name="T1">dann ist colour </text:span>b</text:p>
      <text:p text:style-name="P14">?<text:span text:style-name="T15">Wie gehen if Bedingungen in React?</text:span></text:p>
      <text:p text:style-name="P14">? <text:span text:style-name="T16">muss ich variablen colour und barcode definieren. </text:span></text:p>
      <text:p text:style-name="P14"/>
      <text:p text:style-name="P14">5 <text:span text:style-name="T1">verbinde die</text:span> colour b <text:span text:style-name="T1">mit einem </text:span><text:s/>barcode <text:span text:style-name="T1">der in der datenbank</text:span> „barcode“ <text:span text:style-name="T1">mit zwei Feldern</text:span></text:p>
      <text:p text:style-name="P14"><text:span text:style-name="T1">R</text:span>an<text:span text:style-name="T1">g</text:span> <text:s/>0-<text:span text:style-name="T1">1</text:span></text:p>
      <text:p text:style-name="P14"><text:span text:style-name="T1">B</text:span>arcode 001 – <text:span text:style-name="T1">010</text:span> <text:span text:style-name="T1">befüllt ist.</text:span></text:p>
      <text:p text:style-name="P15">ran<text:span text:style-name="T1">g</text:span> 0 = 001</text:p>
      <text:p text:style-name="P15">ran<text:span text:style-name="T1">g</text:span> 1 = 010 usw.</text:p>
      <text:p text:style-name="P16"/>
      <text:p text:style-name="P16">?Wie kann ich die barcodes aus der datenbank anfordern.</text:p>
      <text:p text:style-name="P17"><text:span text:style-name="T17"><text:s/>Wie funktioniert die concat funktion </text:span><text:a xlink:type="simple" xlink:href="https://www.w3schools.com/jsref/jsref_concat_string.asp" text:style-name="Internet_20_link" text:visited-style-name="Visited_20_Internet_20_Link"><text:span text:style-name="T18">https://www.w3schools.com/jsref/jsref_concat_string.asp</text:span></text:a></text:p>
      <text:p text:style-name="P16"/>
      <text:p text:style-name="P18">Das Programm sucht den Barcode mit dem besten rang aus also zuerst Rang 0 als Barcode 001 und verbindet ihn mit b</text:p>
      <text:p text:style-name="P14"/>
      <text:p text:style-name="P19">6 <text:span text:style-name="T1">Das Programm prüft ob die geschaffene Bmark in der DB im gleichnamigen Feld schon vorhanden ist <text:s/>Wenn ja dann verbindet es den nächsthöheren Barcode und prüft wieder bis es einen gefunden hat der nicht vorkommt. </text:span></text:p>
      <text:p text:style-name="P18"><text:s/></text:p>
      <text:p text:style-name="P14"><text:soft-page-break/>7 <text:span text:style-name="T19">Wenn dieser gefunden ist ergänzt es diesen im Feld KW1 <text:s/>in der Datei CreateBooks und speichert in in der Datenbank books.</text:span> </text:p>
      <text:p text:style-name="P20">KW1 <text:span text:style-name="T20">and store in DB </text:span><text:span text:style-name="T21">books</text:span> </text:p>
      <text:p text:style-name="P21">&lt;div className='flex flex-col border-2 border-sky-400 rounded-xl w-[600px] p-4 mx-auto'&gt;</text:p>
      <text:p text:style-name="P11"><text:s text:c="2"/><text:span text:style-name="T12">&lt;div className='my-4'&gt;</text:span></text:p>
      <text:p text:style-name="P11"><text:s text:c="4"/><text:span text:style-name="T12">&lt;label className='text-xl mr-4 text-gray-500'&gt;KW1&lt;/label&gt;</text:span></text:p>
      <text:p text:style-name="P11"><text:s text:c="4"/><text:span text:style-name="T12">&lt;input</text:span></text:p>
      <text:p text:style-name="P11"><text:s text:c="6"/><text:span text:style-name="T12">type='text'</text:span></text:p>
      <text:p text:style-name="P12"><text:s text:c="6"/><text:span text:style-name="T12">value={title}</text:span></text:p>
      <text:p text:style-name="P11"><text:s text:c="6"/><text:span text:style-name="T12">onChange={(e) =&gt; set</text:span><text:span text:style-name="T22">BMark</text:span><text:span text:style-name="T12">(e.target.value)}</text:span></text:p>
      <text:p text:style-name="P11"><text:s text:c="6"/><text:span text:style-name="T12">className='border-2 border-gray-500 px-4 py-2 w-full'</text:span></text:p>
      <text:p text:style-name="P12"><text:s text:c="4"/><text:span text:style-name="T12">/&gt;</text:span></text:p>
      <text:p text:style-name="P22"><text:s text:c="2"/><text:span text:style-name="T12">&lt;/div&gt;</text:span></text:p>
      <text:p text:style-name="P14"/>
      <text:p text:style-name="P14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9:34:23.506776551</meta:creation-date>
    <meta:generator>LibreOffice/24.8.4.2$MacOSX_AARCH64 LibreOffice_project/bb3cfa12c7b1bf994ecc5649a80400d06cd71002</meta:generator>
    <dc:date>2025-05-31T11:20:29.580725094</dc:date>
    <meta:editing-duration>PT40M34S</meta:editing-duration>
    <meta:editing-cycles>17</meta:editing-cycles>
    <meta:document-statistic meta:table-count="0" meta:image-count="0" meta:object-count="0" meta:page-count="2" meta:paragraph-count="48" meta:word-count="268" meta:character-count="1911" meta:non-whitespace-character-count="1605"/>
  </office:meta>
</office:document-meta>
</file>